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charset="x-symbol"/>
    <style:font-face style:name="Sawasdee1" svg:font-family="Sawasdee"/>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wasdee" fo:font-size="10pt" fo:font-weight="bold" officeooo:rsid="001c7a50" officeooo:paragraph-rsid="001c7a50" style:font-size-asian="10pt" style:font-weight-asian="bold" style:font-size-complex="10pt" style:font-weight-complex="bold"/>
    </style:style>
    <style:style style:name="P2" style:family="paragraph" style:parent-style-name="Standard">
      <style:text-properties style:font-name="Sawasdee" fo:font-size="10pt" officeooo:rsid="001c7a50" officeooo:paragraph-rsid="001c7a50" style:font-size-asian="10pt" style:font-size-complex="10pt"/>
    </style:style>
    <style:style style:name="P3" style:family="paragraph" style:parent-style-name="Standard">
      <style:text-properties style:font-name="Sawasdee" fo:font-size="10pt" officeooo:rsid="001c7a50" officeooo:paragraph-rsid="001e1e4a" style:font-size-asian="10pt" style:font-size-complex="10pt"/>
    </style:style>
    <style:style style:name="P4" style:family="paragraph" style:parent-style-name="Standard">
      <style:text-properties style:font-name="Sawasdee" fo:font-size="10pt" officeooo:rsid="001c7a50" officeooo:paragraph-rsid="0021eac5" style:font-size-asian="10pt" style:font-size-complex="10pt"/>
    </style:style>
    <style:style style:name="P5" style:family="paragraph" style:parent-style-name="Standard">
      <style:text-properties style:font-name="Sawasdee" fo:font-size="10pt" officeooo:rsid="00201d5c" officeooo:paragraph-rsid="00201d5c" style:font-size-asian="10pt" style:font-size-complex="10pt"/>
    </style:style>
    <style:style style:name="P6" style:family="paragraph" style:parent-style-name="Standard">
      <style:text-properties style:font-name="Sawasdee" fo:font-size="10pt" style:text-underline-style="none" fo:font-weight="bold" officeooo:rsid="001c7a50" officeooo:paragraph-rsid="001c7a50" style:font-size-asian="10pt" style:font-weight-asian="bold" style:font-size-complex="10pt" style:font-weight-complex="bold"/>
    </style:style>
    <style:style style:name="P7" style:family="paragraph" style:parent-style-name="Standard">
      <style:text-properties style:font-name="Sawasdee" fo:font-size="10pt" officeooo:rsid="001c7a50" officeooo:paragraph-rsid="001c7a50" fo:background-color="#0066ff" style:font-size-asian="10pt" style:font-size-complex="10pt"/>
    </style:style>
    <style:style style:name="P8" style:family="paragraph" style:parent-style-name="Standard">
      <style:text-properties style:font-name="Sawasdee" fo:font-size="10pt" officeooo:rsid="001c7a50" officeooo:paragraph-rsid="001c7a50" fo:background-color="#0066cc" style:font-size-asian="10pt" style:font-size-complex="10pt"/>
    </style:style>
    <style:style style:name="P9" style:family="paragraph" style:parent-style-name="Standard">
      <style:paragraph-properties fo:text-align="center" style:justify-single-word="false"/>
      <style:text-properties style:font-name="Sawasdee" fo:font-size="12pt" style:text-underline-style="solid" style:text-underline-width="auto" style:text-underline-color="font-color" officeooo:rsid="001c7a50" officeooo:paragraph-rsid="0020ee95" style:font-size-asian="12pt" style:font-size-complex="12pt"/>
    </style:style>
    <style:style style:name="P10" style:family="paragraph" style:parent-style-name="Standard">
      <style:text-properties style:text-position="0% 100%" style:font-name="Sawasdee" fo:font-size="10pt" officeooo:rsid="001c7a50" officeooo:paragraph-rsid="001c7a50" style:font-size-asian="10pt" style:font-size-complex="10pt"/>
    </style:style>
    <style:style style:name="P11" style:family="paragraph" style:parent-style-name="Standard">
      <style:text-properties style:text-position="0% 100%" style:font-name="Sawasdee" fo:font-size="10pt" fo:font-weight="bold" officeooo:rsid="001c7a50" officeooo:paragraph-rsid="001c7a50" style:font-size-asian="10pt" style:font-weight-asian="bold" style:font-size-complex="10pt" style:font-weight-complex="bold"/>
    </style:style>
    <style:style style:name="P12" style:family="paragraph" style:parent-style-name="Standard">
      <style:paragraph-properties fo:text-align="center" style:justify-single-word="false"/>
      <style:text-properties fo:color="#000000" style:font-name="Sawasdee" fo:font-size="10pt" fo:font-weight="bold" officeooo:rsid="001c7a50" officeooo:paragraph-rsid="001c7a50" fo:background-color="#3399ff"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style:font-name="Sawasdee" fo:font-size="10pt" fo:font-weight="bold" officeooo:rsid="001c7a50" officeooo:paragraph-rsid="0020ee95" fo:background-color="#3399ff"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Sawasdee" fo:font-size="12pt" fo:font-weight="bold" officeooo:rsid="001c7a50" officeooo:paragraph-rsid="0020ee95" style:font-size-asian="12pt" style:font-weight-asian="bold" style:font-size-complex="12pt" style:font-weight-complex="bold"/>
    </style:style>
    <style:style style:name="P15" style:family="paragraph" style:parent-style-name="Standard">
      <style:text-properties style:font-name="Sawasdee" fo:font-size="10pt" style:text-underline-style="none" fo:font-weight="bold" officeooo:rsid="001c7a50" officeooo:paragraph-rsid="001c7a50" style:font-size-asian="10pt" style:font-weight-asian="bold" style:font-size-complex="10pt" style:font-weight-complex="bold"/>
    </style:style>
    <style:style style:name="P16" style:family="paragraph" style:parent-style-name="Standard" style:list-style-name="L1">
      <style:text-properties style:font-name="Sawasdee" fo:font-size="10pt" officeooo:rsid="001c7a50" officeooo:paragraph-rsid="001c7a50" style:font-size-asian="10pt" style:font-size-complex="10pt"/>
    </style:style>
    <style:style style:name="P17" style:family="paragraph" style:parent-style-name="Standard" style:list-style-name="L2">
      <style:text-properties style:font-name="Sawasdee" fo:font-size="10pt" officeooo:rsid="001c7a50" officeooo:paragraph-rsid="001c7a50" style:font-size-asian="10pt" style:font-size-complex="10pt"/>
    </style:style>
    <style:style style:name="P18" style:family="paragraph" style:parent-style-name="Standard" style:list-style-name="L3">
      <style:text-properties style:font-name="Sawasdee" fo:font-size="10pt" officeooo:rsid="001c7a50" officeooo:paragraph-rsid="001c7a50" style:font-size-asian="10pt" style:font-size-complex="10pt"/>
    </style:style>
    <style:style style:name="P19" style:family="paragraph" style:parent-style-name="Standard" style:list-style-name="L4">
      <style:text-properties style:font-name="Sawasdee" fo:font-size="10pt" officeooo:rsid="001c7a50" officeooo:paragraph-rsid="001e1e4a" style:font-size-asian="10pt" style:font-size-complex="10pt"/>
    </style:style>
    <style:style style:name="P20" style:family="paragraph" style:parent-style-name="Standard" style:list-style-name="L5">
      <style:text-properties style:font-name="Sawasdee" fo:font-size="10pt" officeooo:rsid="001f00e1" officeooo:paragraph-rsid="001f00e1" style:font-size-asian="10pt" style:font-size-complex="10pt"/>
    </style:style>
    <style:style style:name="P21" style:family="paragraph" style:parent-style-name="Standard">
      <style:text-properties style:font-name="Sawasdee" fo:font-size="10pt" fo:font-weight="bold" officeooo:rsid="001c7a50" officeooo:paragraph-rsid="001c7a50" style:font-size-asian="10pt" style:font-weight-asian="bold" style:font-size-complex="10pt" style:font-weight-complex="bold"/>
    </style:style>
    <style:style style:name="P22" style:family="paragraph" style:parent-style-name="Standard">
      <style:paragraph-properties fo:text-align="center" style:justify-single-word="false"/>
      <style:text-properties style:font-name="Sawasdee" fo:font-size="10pt" fo:font-weight="bold" officeooo:rsid="002394cb" officeooo:paragraph-rsid="002394cb" fo:background-color="#6666ff" style:font-size-asian="10pt" style:font-weight-asian="bold" style:font-size-complex="10pt" style:font-weight-complex="bold"/>
    </style:style>
    <style:style style:name="P23" style:family="paragraph" style:parent-style-name="Standard">
      <style:paragraph-properties fo:text-align="center" style:justify-single-word="false"/>
      <style:text-properties style:font-name="Sawasdee" fo:font-size="10pt" fo:font-weight="bold" officeooo:rsid="002394cb" officeooo:paragraph-rsid="002394cb" fo:background-color="transparent"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Sawasdee" fo:font-size="10pt" fo:font-weight="bold" officeooo:rsid="0023cc41" officeooo:paragraph-rsid="0023cc41" fo:background-color="transparent"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Sawasdee" fo:font-size="10pt" fo:font-weight="normal" officeooo:rsid="0023cc41" officeooo:paragraph-rsid="0023cc41" fo:background-color="transparent"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Sawasdee" fo:font-size="10pt" fo:font-weight="normal" officeooo:rsid="00241ac0" officeooo:paragraph-rsid="00241ac0" fo:background-color="transparent" style:font-size-asian="10pt" style:font-weight-asian="normal" style:font-size-complex="10pt" style:font-weight-complex="normal"/>
    </style:style>
    <style:style style:name="P27" style:family="paragraph" style:parent-style-name="Standard">
      <style:paragraph-properties fo:text-align="center" style:justify-single-word="false"/>
      <style:text-properties fo:color="#000000" style:font-name="Sawasdee" fo:font-size="10pt" fo:font-weight="bold" officeooo:rsid="001c7a50" officeooo:paragraph-rsid="001c7a50" fo:background-color="#00ff66" style:font-size-asian="10pt" style:font-weight-asian="bold" style:font-size-complex="10pt" style:font-weight-complex="bold"/>
    </style:style>
    <style:style style:name="P28" style:family="paragraph" style:parent-style-name="Standard">
      <style:text-properties style:font-name="DejaVu Sans Light" fo:font-size="10pt" fo:font-weight="bold" officeooo:rsid="0023cc41" officeooo:paragraph-rsid="001c7a50" style:font-size-asian="10pt" style:font-weight-asian="bold" style:font-size-complex="10pt" style:font-weight-complex="bold"/>
    </style:style>
    <style:style style:name="T1" style:family="text">
      <style:text-properties officeooo:rsid="001e1e4a"/>
    </style:style>
    <style:style style:name="T2" style:family="text">
      <style:text-properties officeooo:rsid="00201d5c"/>
    </style:style>
    <style:style style:name="T3" style:family="text">
      <style:text-properties fo:font-weight="bold" style:font-weight-asian="bold" style:font-weight-complex="bold"/>
    </style:style>
    <style:style style:name="T4" style:family="text">
      <style:text-properties fo:font-weight="normal" officeooo:rsid="00228a3f" style:font-weight-asian="normal" style:font-weight-complex="normal"/>
    </style:style>
    <style:style style:name="T5" style:family="text">
      <style:text-properties style:text-position="0% 100%"/>
    </style:style>
    <style:style style:name="T6" style:family="text">
      <style:text-properties officeooo:rsid="0020ee95"/>
    </style:style>
    <style:style style:name="T7" style:family="text">
      <style:text-properties fo:background-color="#3333ff" loext:char-shading-value="0"/>
    </style:style>
    <style:style style:name="T8" style:family="text">
      <style:text-properties officeooo:rsid="0020ee95" fo:background-color="#3333ff" loext:char-shading-value="0"/>
    </style:style>
    <style:style style:name="T9" style:family="text">
      <style:text-properties fo:color="#ffffff" fo:font-weight="bold" style:font-weight-asian="bold" style:font-weight-complex="bold"/>
    </style:style>
    <style:style style:name="T10" style:family="text">
      <style:text-properties officeooo:rsid="00228a3f"/>
    </style:style>
    <style:style style:name="T11" style:family="text">
      <style:text-properties fo:font-style="italic" style:font-style-asian="italic" style:font-style-complex="italic"/>
    </style:style>
    <style:style style:name="T12" style:family="text">
      <style:text-properties fo:font-style="italic" fo:font-weight="normal" officeooo:rsid="00228a3f" style:font-style-asian="italic" style:font-weight-asian="normal" style:font-style-complex="italic" style:font-weight-complex="normal"/>
    </style:style>
    <style:style style:name="T13" style:family="text">
      <style:text-properties style:font-name="Standard Symbols L"/>
    </style:style>
    <style:style style:name="T14" style:family="text">
      <style:text-properties style:font-name="Standard Symbols L" officeooo:rsid="0023cc41"/>
    </style:style>
    <style:style style:name="T15" style:family="text">
      <style:text-properties style:font-name="Sawasdee1"/>
    </style:style>
    <style:style style:name="T16" style:family="text">
      <style:text-properties style:font-name="Sawasdee" officeooo:rsid="00241ac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Caption_20_characters"><text:span text:style-name="T9">Diseño de compiladores</text:span></text:span></text:p>
      <text:p text:style-name="P14"/>
      <text:p text:style-name="P13">19-01-<text:span text:style-name="T6">17</text:span></text:p>
      <text:p text:style-name="P13"/>
      <text:p text:style-name="P4">lascariopacheco@hotmail.com</text:p>
      <text:p text:style-name="P2"><text:span text:style-name="T7">Para estudiar: libros que utilicen Regular Expressions (Cookbook</text:span><text:span text:style-name="T8">)</text:span></text:p>
      <text:p text:style-name="P2">Leer acerca de compiladores y transpilers.</text:p>
      <text:p text:style-name="P2">-----------------------------------------------------------------------------------------------------------------------</text:p>
      <text:p text:style-name="P12">20-01-17</text:p>
      <text:p text:style-name="P12"/>
      <text:p text:style-name="P6">Compiladores 101:</text:p>
      <text:p text:style-name="P2"><text:tab/>Es una herramienta que permite detectar errores en el codigo traducir un codigo fuente a un codigo equivalente de un nivel inferior. El enlazador toma ese archivo de código y todo el contenido de las librerías usadas, generando un ejecutable. La herramienta que traduce un código fuente a un código equivalente en un lenguaje de alto nivel, es un transpilador. ALgunos ejemplos son los preprocesadores css (less, sass) o superset (CoffeScript, JSX, TypeScript).</text:p>
      <text:p text:style-name="P2"/>
      <text:p text:style-name="P6">Fases del proceso de compilación/transpilación:</text:p>
      <text:p text:style-name="P1">=== Fase del análisis del código ===</text:p>
      <text:p text:style-name="P2">Básicamente, la etapa en donde se buscan errores en el código.</text:p>
      <text:p text:style-name="P2"/>
      <text:list xml:id="list7054063000288468781" text:style-name="L1">
        <text:list-item>
          <text:p text:style-name="P16">Fase de análisis léxico: Evaluar cada una de las palabras usadas en el código, también llamados lexemas, que son unidad mínima de análisis léxico. Sólamente busca errores 'ortográficos', sin importar que hayan elementos que no pertenezcan al lenguaje. Es un primer barrido para señalar errores fáciles de identificar. El análisis léxico genera algo conocido como una tabla de símbolos, que posee dos columnas: La columna de Token y la columna de value, y establece la secuencia de valores por el orden en el que aparecen.</text:p>
          <text:p text:style-name="P16"/>
        </text:list-item>
        <text:list-item>
          <text:p text:style-name="P16">Fase de análisis sintáctico: Evalúa la coherencia de cada una de las líneas de código siguiendo el orden de la tabla de símbolos. Si existe un valor en una posición errónea (por ejemplo, un identificador de una variable no declarada anteriormente, sin un declarador de tipos), ésta es la fase en la que se identifica.</text:p>
          <text:p text:style-name="P16"/>
        </text:list-item>
        <text:list-item>
          <text:p text:style-name="P16">Análisis semántico: Busca fijar la coherencia de todas las líneas de código en el contexto (para evitar cambios de tipo de variables, o variables no declaradas, entre otros).</text:p>
        </text:list-item>
        <text:list-item>
          <text:p text:style-name="P16"/>
        </text:list-item>
      </text:list>
      <text:p text:style-name="P1">=== Fase de la síntesis de código ===</text:p>
      <text:p text:style-name="P2">Donde ocurre la generación de código intermedio.</text:p>
      <text:list xml:id="list3715169085237558563" text:style-name="L2">
        <text:list-item>
          <text:p text:style-name="P17"><text:soft-page-break/>Fase de generación de código intermedio (No existe en los transpiladores): Se genera una traducción inicial en un lenguaje intermedio establecido por el creador del compilador, donde se establecen las mejores prácticas.</text:p>
        </text:list-item>
      </text:list>
      <text:p text:style-name="P2"/>
      <text:list xml:id="list140902615325340" text:continue-numbering="true" text:style-name="L2">
        <text:list-item>
          <text:p text:style-name="P17">Fase de optimización de código (No existe en los transpiladores): En esta fase, se busca eliminar redundancias y buscar mejorar los algoritmos establecidos en el código inicial.</text:p>
          <text:p text:style-name="P17"/>
        </text:list-item>
        <text:list-item>
          <text:p text:style-name="P17">Fase de generación de código objeto: El código objeto, que es el lenguaje de alto o bajo nivel al que se busca traducir el código fuente.</text:p>
        </text:list-item>
      </text:list>
      <text:p text:style-name="P2"/>
      <text:p text:style-name="P1">Intérpretes 101:</text:p>
      <text:p text:style-name="P2"><text:tab/>Toma el código fuente, lo analiza y ejecuta los códigos sin generar un código objeto o un archivo ejecutable. Las fase<text:span text:style-name="T5">s del proceso de interpretación son las mismas que en el de compilación a diferencia de que al finalizar el análisis léxico y el sintático, pasa seguidamente a la ejecución.</text:span></text:p>
      <text:p text:style-name="P10"/>
      <text:p text:style-name="P11">Lenguajes 101:</text:p>
      <text:p text:style-name="P2"><text:tab/>Conjunto de símbolos, caracteres y reglas que permiten formar lexemas. Un símbolo es la representación gráfica de una unidad linguística, que está sostenido por las reglas.</text:p>
      <text:p text:style-name="P2"><text:tab/>Los lenguajes naturales son aquellos usados comúnmente por las personas para expresarse y transmitir información, cuya característica principal es que tienen mucho peso en el contexto y la cultura donde se emplean. Los lenguajes formales buscan imitar de forma más precisa, reducida y sintácticamente más estricta a los lenguajes naturales.</text:p>
      <text:p text:style-name="P2">-----------------------------------------------------------------------------------------------------------------------</text:p>
      <text:p text:style-name="P27">26-01-17</text:p>
      <text:p text:style-name="P27"/>
      <text:p text:style-name="P1">Expresiones Regulares I</text:p>
      <text:p text:style-name="P2">¿Qué son las expresiones regulares?</text:p>
      <text:p text:style-name="P2"><text:tab/>Son cadenas de caracteres que describen un patrón. Bajo ese patrón, se pueden hacer búsquedas o análisis de strings.</text:p>
      <text:p text:style-name="P2"/>
      <text:p text:style-name="P1">Empleo de Expresiones regulares en programación</text:p>
      <text:p text:style-name="P2"><text:tab/>Se escribe la expresión entre dos "/" y se pueden poner flags al final, por último punto y coma. Ejemplo:</text:p>
      <text:p text:style-name="P2"/>
      <text:p text:style-name="P2"><text:tab/>/ab/ <text:span text:style-name="T10">← </text:span>ésta verificará si en el string existe la cadena sucesiva "ab".</text:p>
      <text:p text:style-name="P2"/>
      <text:p text:style-name="P2"><text:tab/>Dos de los métodos que tienen las RegExp son prácticamente universales y se encuentran en casi todos los lenguajes, como lo son:</text:p>
      <text:p text:style-name="P2"/>
      <text:list xml:id="list3198754331537725047" text:style-name="L3">
        <text:list-item>
          <text:p text:style-name="P18">test: Devuelve true si el patron existe al menos una vez en la cadena de caracteres.</text:p>
        </text:list-item>
        <text:list-item>
          <text:p text:style-name="P18">exec: Devuelve un arreglo con las conincidencias.</text:p>
        </text:list-item>
      </text:list>
      <text:p text:style-name="P12"><text:soft-page-break/>27-01-17</text:p>
      <text:p text:style-name="P12"/>
      <text:p text:style-name="P8">Documentación: Matemática para computadores Jo<text:span text:style-name="T10">sé</text:span> Jiménez (desde el capítulo 9 - Introducción a los lenguajes formales)</text:p>
      <text:p text:style-name="P7"/>
      <text:p text:style-name="P1">Lenguajes Formales: </text:p>
      <text:p text:style-name="P2"><text:tab/>Un lenguaje formal es descrito por su gramática, que establece cuales son las reglas, los signos, y como se componen las letras de un lenguaje. Ejemplo: </text:p>
      <text:p text:style-name="P2">L(G) = Lenguaje</text:p>
      <text:p text:style-name="P2">L(G) = {hola, hormiga}</text:p>
      <text:p text:style-name="P2"/>
      <text:p text:style-name="P2"><text:tab/>La gramática, a su vez, está compuesta por otros elementos. Una forma fácil de recordar los elementos de una gramática es ésta:</text:p>
      <text:p text:style-name="P2">G = {E, N, T, C, S} (Genyelbert: <text:span text:style-name="T4">“ </text:span><text:span text:style-name="T12">‘ntonces!…</text:span><text:span text:style-name="T11"> </text:span>")</text:p>
      <text:p text:style-name="P2"/>
      <text:p text:style-name="P2">E (sigma): Alfabeto.</text:p>
      <text:p text:style-name="P2">N = Símbolos no terminales. Son los símbolos que no deben estar presentes en las palabras que se consideren como parte del lenguaje.</text:p>
      <text:p text:style-name="P2">T = Símbolos terminales. Son los símbolos que deben estar presentes en las palabras que se considere como parte del lenguaje. Por convención se escriben en minúscula.</text:p>
      <text:p text:style-name="P2">C = Composiciones. Indican cuáles simbolos terminales conforman a los simbolos no terminales.</text:p>
      <text:p text:style-name="P2">S = Indica el símbolo inicial.</text:p>
      <text:p text:style-name="P2"/>
      <text:p text:style-name="P2">Ejemplo:</text:p>
      <text:p text:style-name="P2">E = {a, g, h, i, l, m, o, r}</text:p>
      <text:p text:style-name="P2">N = {A, B, C, D, E, F, S}</text:p>
      <text:p text:style-name="P2">T = E</text:p>
      <text:p text:style-name="P2">C = {s →<text:span text:style-name="T1"> </text:span>hA, b →<text:span text:style-name="T1"> </text:span>rD, F →<text:span text:style-name="T1"> </text:span>gC, A →<text:span text:style-name="T1"> </text:span>oB, D →<text:span text:style-name="T1"> </text:span>mE, C →<text:span text:style-name="T1"> </text:span>a, B→<text:span text:style-name="T1"> </text:span>lC, E →<text:span text:style-name="T1"> </text:span>iF}</text:p>
      <text:p text:style-name="P2">S = {S}</text:p>
      <text:p text:style-name="P2"/>
      <text:p text:style-name="P2"><text:tab/>Sí quiero escribir 'hola' para escribirse en este lenguaje bajo su gramática, tendría que ser así:</text:p>
      <text:p text:style-name="P2"><text:tab/><text:tab/>S →<text:span text:style-name="T1"> </text:span>hA →<text:span text:style-name="T1"> </text:span>hoB →<text:span text:style-name="T1"> </text:span>holC →<text:span text:style-name="T1"> </text:span>hola</text:p>
      <text:p text:style-name="P2"/>
      <text:p text:style-name="P2"><text:tab/>Y la palabra 'hormiga' sería:</text:p>
      <text:p text:style-name="P2"><text:tab/><text:tab/>S → hA → hoB →<text:span text:style-name="T1"> </text:span>horD →<text:span text:style-name="T1"> </text:span>hormE →<text:span text:style-name="T1"> </text:span>hormiF →<text:span text:style-name="T1"> </text:span>hormigC →<text:span text:style-name="T1"> </text:span>hormiga </text:p>
      <text:p text:style-name="P2"/>
      <text:p text:style-name="P1">Gramáticas:</text:p>
      <text:p text:style-name="P1">-Tipos de gramáticas:</text:p>
      <text:list xml:id="list5114113096475005239" text:style-name="L4">
        <text:list-item>
          <text:p text:style-name="P19"><text:span text:style-name="T3">Tipo 0:</text:span> No obedecen a ningún otro tipo de gramática.</text:p>
          <text:p text:style-name="P19"><text:tab/><text:tab/><text:span text:style-name="T1">Ejemplo: <text:s/>c = { hAbA → hhBC, hC → haA, A → CAA }</text:span></text:p>
          <text:list>
            <text:list-item>
              <text:list>
                <text:list-item>
                  <text:list>
                    <text:list-item>
                      <text:list>
                        <text:list-item>
                          <text:list>
                            <text:list-item>
                              <text:list>
                                <text:list-item>
                                  <text:list>
                                    <text:list-item>
                                      <text:list>
                                        <text:list-header>
                                          <text:p text:style-name="P19"/>
                                        </text:list-header>
                                      </text:list>
                                    </text:list-item>
                                  </text:list>
                                </text:list-item>
                              </text:list>
                            </text:list-item>
                          </text:list>
                        </text:list-item>
                      </text:list>
                    </text:list-item>
                  </text:list>
                </text:list-item>
              </text:list>
            </text:list-item>
          </text:list>
        </text:list-item>
        <text:list-item>
          <text:p text:style-name="P19"><text:soft-page-break/><text:span text:style-name="T3">Tipo 1: </text:span><text:span text:style-name="T1">Son aquellas en las que el lado izquierdo de la composición es menor o igual al lado derecho en longitud.</text:span></text:p>
        </text:list-item>
      </text:list>
      <text:p text:style-name="P3"/>
      <text:list xml:id="list140902509801865" text:continue-numbering="true" text:style-name="L4">
        <text:list-item>
          <text:p text:style-name="P19"><text:span text:style-name="T3">Tipo 2: </text:span><text:s/><text:span text:style-name="T1">Aquellas en las que el lado izquierdo está conformado por un símbolo no terminal y el lado derecho está conformado por una sucesión de símbolos terminales y no terminales.</text:span></text:p>
        </text:list-item>
      </text:list>
      <text:p text:style-name="P3"/>
      <text:list xml:id="list140901125775199" text:continue-list="list140902509801865" text:style-name="L4">
        <text:list-item text:start-value="1">
          <text:p text:style-name="P19"><text:span text:style-name="T3">Tipo 3: <text:s/></text:span><text:span text:style-name="T1">Aquellas en las que el lado izquierdo es un simbolo no terminal y el lado derecho está conformado por una sucesión de símbolos terminales y, a lo sumo, un símbolo no terminal. </text:span></text:p>
        </text:list-item>
      </text:list>
      <text:p text:style-name="P2"/>
      <text:p text:style-name="P2"/>
      <text:p text:style-name="P1">-Clasificación de las Gramáticas:</text:p>
      <text:p text:style-name="P2"/>
      <text:list xml:id="list3613150317202273584" text:style-name="L5">
        <text:list-item>
          <text:p text:style-name="P20"><text:span text:style-name="T3">Libres de contexto:</text:span> Contemplan a la tipo 1 y la tipo 2.</text:p>
        </text:list-item>
        <text:list-item>
          <text:p text:style-name="P20"><text:span text:style-name="T3">Sensibes de contexto: </text:span>Sólo contemplan al tipo 0.</text:p>
        </text:list-item>
        <text:list-item>
          <text:p text:style-name="P20"><text:span text:style-name="T3">Regulares: </text:span>Sólo contemplan a la tipo 3.</text:p>
        </text:list-item>
      </text:list>
      <text:p text:style-name="P2"/>
      <text:p text:style-name="P1">Representación de las gramáticas</text:p>
      <text:p text:style-name="P2"><text:span text:style-name="T3">-Descomposicion: </text:span><text:span text:style-name="T2">El usado en clases.</text:span></text:p>
      <text:p text:style-name="P2"/>
      <text:p text:style-name="P2"><text:span text:style-name="T3">-Árbol de descomposición: </text:span><text:span text:style-name="T2">Un árbol común. La palabra queda reflejada al lado izquierdo.</text:span></text:p>
      <text:p text:style-name="P2"/>
      <text:p text:style-name="P2"><text:span text:style-name="T3">-Backus-Naur: </text:span><text:span text:style-name="T2">Permite explicar todas las composiciones de la gramática explicitamente, y las reglas se infieren analizando la gráfica. Los símbolos no terminales se envuelven “&lt;” y ”&gt;”.</text:span></text:p>
      <text:p text:style-name="P5">Los símbolos terminales son el alfabeto, y existen símbolos especiales como el pipe (|) o las llaves. Las llaves indican repetición y el pipe significa “or”.</text:p>
      <text:p text:style-name="P5">Ejemplo:</text:p>
      <text:p text:style-name="P5"><text:tab/>&lt;S&gt; → a&lt;B&gt; | b&lt;A&gt; | b</text:p>
      <text:p text:style-name="P5"><text:tab/>&lt;B&gt; → b&lt;A&gt; | b | a&lt;S&gt;</text:p>
      <text:p text:style-name="P5"><text:tab/>&lt;A&gt; → b&lt;B&gt; | a&lt;S&gt;</text:p>
      <text:p text:style-name="P2"/>
      <text:p text:style-name="P1">-Diagrama Sintátic<text:span text:style-name="T2">o</text:span>: </text:p>
      <text:p text:style-name="P1"/>
      <text:p text:style-name="P1"/>
      <text:p text:style-name="P1"/>
      <text:p text:style-name="P1"/>
      <text:p text:style-name="P1"/>
      <text:p text:style-name="P28"/>
      <text:p text:style-name="P22"/>
      <text:p text:style-name="P22"/>
      <text:p text:style-name="P23">-----------------------------------------------------------------------------------------------------------------</text:p>
      <text:p text:style-name="P22"><text:soft-page-break/>03-02-17</text:p>
      <text:p text:style-name="P22"/>
      <text:p text:style-name="P24">Expresiones regulares teóricas:</text:p>
      <text:p text:style-name="P25">abbb* (Expresion regular simplificada)</text:p>
      <text:p text:style-name="P25"><text:span text:style-name="T13">È: </text:span><text:span text:style-name="T16">Unión</text:span></text:p>
      <text:p text:style-name="P25"><text:span text:style-name="T13">Ç: </text:span><text:span text:style-name="T16">Intersección</text:span></text:p>
      <text:p text:style-name="P25">(a<text:span text:style-name="T13">Ç</text:span>bb)b* (Expresión regular clásica)</text:p>
      <text:p text:style-name="P25"/>
      <text:p text:style-name="P25">Los patrones pueden ser definidos por gramáticas.</text:p>
      <text:p text:style-name="P25"/>
      <text:p text:style-name="P25">C : {</text:p>
      <text:p text:style-name="P25"><text:tab/>s → aB</text:p>
      <text:p text:style-name="P25"><text:tab/>B → bbC</text:p>
      <text:p text:style-name="P25"><text:tab/>C → bC</text:p>
      <text:p text:style-name="P25"><text:tab/>C → <text:span text:style-name="T15">ø</text:span> (vacío)</text:p>
      <text:p text:style-name="P25"><text:s text:c="5"/>}</text:p>
      <text:p text:style-name="P25"/>
      <text:p text:style-name="P26">Cerradura de Kleene: *</text:p>
      <text:p text:style-name="P26">implica que un carácter puede aparecer 0 o más veces.</text:p>
      <text:p text:style-name="P26"/>
      <text:p text:style-name="P26">-Cerradura positiva: +</text:p>
      <text:p text:style-name="P26">Implica que un carácter debe aparecer 1 o más veces.</text:p>
      <text:p text:style-name="P26"/>
      <text:p text:style-name="P26">-Unión/Pipe: <text:span text:style-name="T14">È </text:span>ó |</text:p>
      <text:p text:style-name="P26">Implica una opción entre dos cadenas</text:p>
      <text:p text:style-name="P26"/>
      <text:p text:style-name="P26">-Intersección: </text:p>
      <text:p text:style-name="P26">Implica la secuencia establecida de la expresión regular</text:p>
      <text:p text:style-name="P26"/>
      <text:p text:style-name="P26">-Potenciación:</text:p>
      <text:p text:style-name="P26">Implica una repetición de un conjunto de símbolos</text:p>
      <text:p text:style-name="P26"/>
      <text:p text:style-name="P26">-Condiciones:</text:p>
      <text:p text:style-name="P26">{x <text:span text:style-name="T13">Î</text:span> <text:span text:style-name="T13">S </text:span>^ m &gt; 3 }</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ndard Symbols L" svg:font-family="'Standard Symbols L'" style:font-charset="x-symbol"/>
    <style:font-face style:name="Sawasdee1" svg:font-family="Sawasdee"/>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11:44.684896122</meta:creation-date>
    <dc:date>2017-02-03T14:09:00.865706470</dc:date>
    <meta:editing-duration>PT5H2M38S</meta:editing-duration>
    <meta:editing-cycles>6</meta:editing-cycles>
    <meta:generator>LibreOffice/5.1.4.2$Linux_X86_64 LibreOffice_project/10m0$Build-2</meta:generator>
    <meta:document-statistic meta:table-count="0" meta:image-count="0" meta:object-count="0" meta:page-count="5" meta:paragraph-count="111" meta:word-count="1252" meta:character-count="7585" meta:non-whitespace-character-count="6421"/>
  </office:meta>
</office:document-meta>
</file>